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80a3" officeooo:paragraph-rsid="000180a3"/>
    </style:style>
    <style:style style:name="P2" style:family="paragraph" style:parent-style-name="Standard">
      <style:text-properties officeooo:rsid="00055c72" officeooo:paragraph-rsid="00055c72"/>
    </style:style>
    <style:style style:name="T1" style:family="text">
      <style:text-properties officeooo:rsid="00055c7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/etc/nginx/sites-available/elanista.pl</text:p>
      <text:p text:style-name="P1">server {</text:p>
      <text:p text:style-name="P1"><text:s text:c="4"/>server_name elanista.pl;</text:p>
      <text:p text:style-name="P1"><text:s text:c="4"/>root /var/www/html/landing;</text:p>
      <text:p text:style-name="P1"><text:s text:c="4"/>index index.html;</text:p>
      <text:p text:style-name="P1"><text:s text:c="4"/>listen [::]:443 ssl ipv6only=on; # managed by Certbot</text:p>
      <text:p text:style-name="P1"><text:s text:c="4"/>listen 443 ssl; # managed by Certbot</text:p>
      <text:p text:style-name="P1"><text:s text:c="4"/>ssl_certificate /etc/letsencrypt/live/elanista.pl-0001/fullchain.pem; # managed by Certbot</text:p>
      <text:p text:style-name="P1"><text:s text:c="4"/>ssl_certificate_key /etc/letsencrypt/live/elanista.pl-0001/privkey.pem; # managed by Certbot</text:p>
      <text:p text:style-name="P1"><text:s text:c="4"/>include /etc/letsencrypt/options-ssl-nginx.conf; # managed by Certbot</text:p>
      <text:p text:style-name="P1"><text:s text:c="4"/>ssl_dhparam /etc/letsencrypt/ssl-dhparams.pem; # managed by Certbot</text:p>
      <text:p text:style-name="P1">}</text:p>
      <text:p text:style-name="P1">server {</text:p>
      <text:p text:style-name="P1"><text:s text:c="4"/>if ($host = elanista.pl) {</text:p>
      <text:p text:style-name="P1"><text:s text:c="8"/>return 301 https://$host$request_uri;</text:p>
      <text:p text:style-name="P1"><text:s text:c="4"/>} # managed by Certbot</text:p>
      <text:p text:style-name="P1"><text:s text:c="4"/>listen 80;</text:p>
      <text:p text:style-name="P1"><text:s text:c="4"/>listen [::]:80;</text:p>
      <text:p text:style-name="P1"><text:s text:c="4"/>server_name elanista.pl;</text:p>
      <text:p text:style-name="P1"><text:s text:c="4"/>return 404; # managed by Certbot</text:p>
      <text:p text:style-name="P1">}</text:p>
      <text:p text:style-name="P1"/>
      <text:p text:style-name="P2">/etc/nginx/sites-available/app.elanista.pl</text:p>
      <text:p text:style-name="P1">server {</text:p>
      <text:p text:style-name="P1"><text:s text:c="4"/>server_name app.elanista.pl;</text:p>
      <text:p text:style-name="P1"><text:s text:c="4"/><text:span text:style-name="T1">r</text:span>oot /var/www/html/app/dist;</text:p>
      <text:p text:style-name="P1"><text:s text:c="4"/>index index.html;</text:p>
      <text:p text:style-name="P1"><text:s text:c="4"/>location / {</text:p>
      <text:p text:style-name="P1"><text:s text:c="12"/>try_files $uri $uri/ /index.html;</text:p>
      <text:p text:style-name="P1"><text:s text:c="4"/>}</text:p>
      <text:p text:style-name="P1"><text:s text:c="4"/>location /api {</text:p>
      <text:p text:style-name="P1"><text:s text:c="8"/>proxy_pass http://localhost:8082;</text:p>
      <text:p text:style-name="P1"><text:s text:c="8"/>proxy_set_header X-Forwarded-Proto $scheme;</text:p>
      <text:p text:style-name="P1"><text:s text:c="8"/>proxy_http_version 1.1;</text:p>
      <text:p text:style-name="P1"><text:s text:c="8"/>proxy_set_header Upgrade $http_upgrade;</text:p>
      <text:p text:style-name="P1"><text:s text:c="8"/>proxy_set_header Connection "upgrade";</text:p>
      <text:p text:style-name="P1"><text:s text:c="8"/>proxy_set_header X-Forwarded-For $proxy_add_x_forwarded_for;</text:p>
      <text:p text:style-name="P1"><text:s text:c="8"/><text:span text:style-name="T1">p</text:span>roxy_read_timeout 3m;</text:p>
      <text:p text:style-name="P1"><text:s text:c="8"/>proxy_send_timeout 3m;</text:p>
      <text:p text:style-name="P1"><text:s text:c="4"/>}</text:p>
      <text:p text:style-name="P1"><text:s text:c="4"/>listen [::]:443 ssl; # managed by Certbot</text:p>
      <text:p text:style-name="P1"><text:s text:c="4"/>listen 443 ssl; # managed by Certbot</text:p>
      <text:p text:style-name="P1"><text:s text:c="4"/>ssl_certificate /etc/letsencrypt/live/elanista.pl-0001/fullchain.pem; # managed by Certbot</text:p>
      <text:p text:style-name="P1"><text:s text:c="4"/>ssl_certificate_key /etc/letsencrypt/live/elanista.pl-0001/privkey.pem; # managed by Certbot</text:p>
      <text:p text:style-name="P1"><text:s text:c="4"/>include /etc/letsencrypt/options-ssl-nginx.conf; # managed by Certbot</text:p>
      <text:p text:style-name="P1"><text:s text:c="4"/>ssl_dhparam /etc/letsencrypt/ssl-dhparams.pem; # managed by Certbot</text:p>
      <text:p text:style-name="P1">}</text:p>
      <text:p text:style-name="P1"/>
      <text:p text:style-name="P2">ln -s /etc/nginx/sites-available/elanista.pl /etc/nginx/sites-enabled/elanista.pl</text:p>
      <text:p text:style-name="P2">ln -s /etc/nginx/sites-available/app.elanista.pl /etc/nginx/sites-enabled/app.elanista.pl</text:p>
      <text:p text:style-name="P1"/>
      <text:p text:style-name="P2">API.JS</text:p>
      <text:p text:style-name="P1"><text:soft-page-break/>baseURL: `${location.origin}:443/api`,</text:p>
      <text:p text:style-name="P1">const hostname = 'localhost';</text:p>
      <text:p text:style-name="P1"/>
      <text:p text:style-name="P2">server.js</text:p>
      <text:p text:style-name="P1">const port = 8082;</text:p>
      <text:p text:style-name="P1">const app = express();</text:p>
      <text:p text:style-name="P1">const mongoDB = 'mongodb://localhost:27017/app'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10:22:17.937256429</meta:creation-date>
    <dc:date>2018-11-09T16:02:11.714097294</dc:date>
    <meta:editing-duration>PT7M17S</meta:editing-duration>
    <meta:editing-cycles>1</meta:editing-cycles>
    <meta:document-statistic meta:table-count="0" meta:image-count="0" meta:object-count="0" meta:page-count="2" meta:paragraph-count="55" meta:word-count="185" meta:character-count="2094" meta:non-whitespace-character-count="1768"/>
    <meta:generator>LibreOffice/6.0.6.2$Linux_X86_64 LibreOffice_project/00m0$Build-2</meta:generator>
  </office:meta>
</office:document-meta>
</file>